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" svg:font-family="'DejaVu Sans Mono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e of Upstream Graphics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… finally!</text:p>
          </draw:text-box>
        </draw:frame>
        <draw:frame presentation:style-name="pr5" draw:text-style-name="P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 text:style-name="P4">documentation, testcases, lots new core code</text:p>
              </text:list-item>
              <text:list-item>
                <text:p text:style-name="P4">a few new drivers every release</text:p>
              </text:list-item>
              <text:list-item>
                <text:p text:style-name="P4">Android, CrOS, Linux Desktop, …</text:p>
              </text:list-item>
            </text:list>
            <text:list text:style-name="L4">
              <text:list-item>
                <text:p text:style-name="P4">world domination progressing according to 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3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4">process documentation:</text:span><text:span text:style-name="T3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5">git merge -X ours</text:span> for backmerges</text:p>
              </text:list-item>
              <text:list-item>
                <text:p>handled using Fixes: t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now rolling out for drm-mis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" svg:font-family="'DejaVu Sans Mono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5DT4H18M32S</meta:editing-duration>
    <meta:editing-cycles>60</meta:editing-cycles>
    <meta:generator>LibreOffice/5.2.0.4$Linux_X86_64 LibreOffice_project/20m0$Build-4</meta:generator>
    <dc:date>2016-09-19T23:26:43.440874162</dc:date>
    <meta:document-statistic meta:object-count="73"/>
  </office:meta>
</office:document-meta>
</file>